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text-properties officeooo:paragraph-rsid="00110c4b"/>
    </style:style>
    <style:style style:name="P8" style:family="paragraph" style:parent-style-name="Text_20_body" style:list-style-name="L1">
      <style:text-properties officeooo:paragraph-rsid="0012e58a"/>
    </style:style>
    <style:style style:name="P9" style:family="paragraph" style:parent-style-name="Text_20_body" style:list-style-name="L1">
      <style:text-properties officeooo:paragraph-rsid="0023e154"/>
    </style:style>
    <style:style style:name="P10" style:family="paragraph" style:parent-style-name="Text_20_body" style:list-style-name="L1">
      <style:text-properties officeooo:paragraph-rsid="002e6864"/>
    </style:style>
    <style:style style:name="P11" style:family="paragraph" style:parent-style-name="Text_20_body" style:list-style-name="L1">
      <style:text-properties officeooo:rsid="000f1357" officeooo:paragraph-rsid="000f1357"/>
    </style:style>
    <style:style style:name="P12" style:family="paragraph" style:parent-style-name="Text_20_body" style:list-style-name="L1">
      <style:paragraph-properties fo:text-align="start" style:justify-single-word="false"/>
      <style:text-properties officeooo:rsid="000f1357" officeooo:paragraph-rsid="000f1357"/>
    </style:style>
    <style:style style:name="P13" style:family="paragraph" style:parent-style-name="Text_20_body" style:list-style-name="L3">
      <style:text-properties officeooo:rsid="000f1357" officeooo:paragraph-rsid="000f1357"/>
    </style:style>
    <style:style style:name="P14" style:family="paragraph" style:parent-style-name="Text_20_body" style:list-style-name="L1">
      <style:text-properties officeooo:rsid="001d272d" officeooo:paragraph-rsid="001d272d"/>
    </style:style>
    <style:style style:name="P15" style:family="paragraph" style:parent-style-name="Text_20_body" style:list-style-name="L1">
      <style:text-properties officeooo:rsid="0012e58a" officeooo:paragraph-rsid="0012e58a"/>
    </style:style>
    <style:style style:name="P16" style:family="paragraph" style:parent-style-name="Text_20_body" style:list-style-name="L1">
      <style:text-properties officeooo:rsid="00214ecb" officeooo:paragraph-rsid="0023e154"/>
    </style:style>
    <style:style style:name="P17" style:family="paragraph" style:parent-style-name="Text_20_body" style:list-style-name="L1">
      <style:text-properties officeooo:rsid="00214ecb" officeooo:paragraph-rsid="00214ecb"/>
    </style:style>
    <style:style style:name="P18" style:family="paragraph" style:parent-style-name="Text_20_body" style:list-style-name="L1">
      <style:text-properties officeooo:rsid="00194dc9" officeooo:paragraph-rsid="00194dc9"/>
    </style:style>
    <style:style style:name="P19" style:family="paragraph" style:parent-style-name="Text_20_body" style:list-style-name="L1">
      <style:text-properties officeooo:rsid="0030199d" officeooo:paragraph-rsid="0030199d"/>
    </style:style>
    <style:style style:name="P20" style:family="paragraph" style:parent-style-name="Text_20_body" style:list-style-name="L2">
      <style:text-properties officeooo:paragraph-rsid="000f1357"/>
    </style:style>
    <style:style style:name="P21" style:family="paragraph" style:parent-style-name="Text_20_body" style:list-style-name="L3">
      <style:text-properties officeooo:rsid="0013eae9" officeooo:paragraph-rsid="0013eae9" fo:background-color="#ffff00"/>
    </style:style>
    <style:style style:name="P22" style:family="paragraph" style:parent-style-name="Text_20_body" style:list-style-name="L2">
      <style:text-properties officeooo:paragraph-rsid="0036dfe9" fo:background-color="#ffff00"/>
    </style:style>
    <style:style style:name="P23" style:family="paragraph" style:parent-style-name="Text_20_body" style:list-style-name="L2">
      <style:text-properties officeooo:rsid="0035a3d1" officeooo:paragraph-rsid="0035a3d1"/>
    </style:style>
    <style:style style:name="P24" style:family="paragraph" style:parent-style-name="Text_20_body" style:list-style-name="L2">
      <style:text-properties fo:font-weight="bold" officeooo:rsid="0035a3d1" officeooo:paragraph-rsid="0035a3d1" fo:background-color="#ffff00" style:font-weight-asian="bold" style:font-weight-complex="bold"/>
    </style:style>
    <style:style style:name="P25" style:family="paragraph" style:parent-style-name="Text_20_body" style:list-style-name="L2">
      <style:text-properties fo:font-weight="normal" officeooo:rsid="0036dfe9" officeooo:paragraph-rsid="0036dfe9" fo:background-color="#ffff00" style:font-weight-asian="normal" style:font-weight-complex="normal"/>
    </style:style>
    <style:style style:name="P26" style:family="paragraph" style:parent-style-name="Text_20_body" style:list-style-name="L2">
      <style:text-properties fo:font-weight="normal" officeooo:rsid="00370bae" officeooo:paragraph-rsid="00370bae" fo:background-color="#ffff00" style:font-weight-asian="normal" style:font-weight-complex="normal"/>
    </style:style>
    <style:style style:name="P27" style:family="paragraph" style:parent-style-name="Text_20_body" style:list-style-name="L2">
      <style:text-properties officeooo:rsid="00376cd7" officeooo:paragraph-rsid="00376cd7"/>
    </style:style>
    <style:style style:name="T1" style:family="text">
      <style:text-properties fo:background-color="#ffff00" loext:char-shading-value="0"/>
    </style:style>
    <style:style style:name="T2" style:family="text">
      <style:text-properties officeooo:rsid="00172ca0" fo:background-color="#ffff00" loext:char-shading-value="0"/>
    </style:style>
    <style:style style:name="T3" style:family="text">
      <style:text-properties officeooo:rsid="001e9043" fo:background-color="#ffff00" loext:char-shading-value="0"/>
    </style:style>
    <style:style style:name="T4" style:family="text">
      <style:text-properties officeooo:rsid="001fbecd" fo:background-color="#ffff00" loext:char-shading-value="0"/>
    </style:style>
    <style:style style:name="T5" style:family="text">
      <style:text-properties officeooo:rsid="0021a258" fo:background-color="#ffff00" loext:char-shading-value="0"/>
    </style:style>
    <style:style style:name="T6" style:family="text">
      <style:text-properties officeooo:rsid="0025ce0a" fo:background-color="#ffff00" loext:char-shading-value="0"/>
    </style:style>
    <style:style style:name="T7" style:family="text">
      <style:text-properties officeooo:rsid="00290110" fo:background-color="#ffff00" loext:char-shading-value="0"/>
    </style:style>
    <style:style style:name="T8" style:family="text">
      <style:text-properties officeooo:rsid="002a89e7" fo:background-color="#ffff00" loext:char-shading-value="0"/>
    </style:style>
    <style:style style:name="T9" style:family="text">
      <style:text-properties officeooo:rsid="002cfa3e" fo:background-color="#ffff00" loext:char-shading-value="0"/>
    </style:style>
    <style:style style:name="T10" style:family="text">
      <style:text-properties officeooo:rsid="0037c74d" fo:background-color="#ffff00" loext:char-shading-value="0"/>
    </style:style>
    <style:style style:name="T11" style:family="text">
      <style:text-properties officeooo:rsid="0037c74d" fo:background-color="#ffff00" loext:char-shading-value="0"/>
    </style:style>
    <style:style style:name="T12" style:family="text">
      <style:text-properties fo:background-color="#ffff00" loext:char-shading-value="0"/>
    </style:style>
    <style:style style:name="T13" style:family="text">
      <style:text-properties officeooo:rsid="0015c712"/>
    </style:style>
    <style:style style:name="T14" style:family="text">
      <style:text-properties officeooo:rsid="0019f4bd"/>
    </style:style>
    <style:style style:name="T15" style:family="text">
      <style:text-properties officeooo:rsid="001badde"/>
    </style:style>
    <style:style style:name="T16" style:family="text">
      <style:text-properties officeooo:rsid="001c9837"/>
    </style:style>
    <style:style style:name="T17" style:family="text">
      <style:text-properties officeooo:rsid="001d272d"/>
    </style:style>
    <style:style style:name="T18" style:family="text">
      <style:text-properties officeooo:rsid="001e3880"/>
    </style:style>
    <style:style style:name="T19" style:family="text">
      <style:text-properties officeooo:rsid="001e9043"/>
    </style:style>
    <style:style style:name="T20" style:family="text">
      <style:text-properties officeooo:rsid="001fb787"/>
    </style:style>
    <style:style style:name="T21" style:family="text">
      <style:text-properties officeooo:rsid="00110c4b"/>
    </style:style>
    <style:style style:name="T22" style:family="text">
      <style:text-properties officeooo:rsid="0012e58a"/>
    </style:style>
    <style:style style:name="T23" style:family="text">
      <style:text-properties officeooo:rsid="00290110" fo:background-color="#ff0000" loext:char-shading-value="0"/>
    </style:style>
    <style:style style:name="T24" style:family="text">
      <style:text-properties officeooo:rsid="002e6864"/>
    </style:style>
    <style:style style:name="T25" style:family="text">
      <style:text-properties officeooo:rsid="0031e965"/>
    </style:style>
    <style:style style:name="T26" style:family="text">
      <style:text-properties officeooo:rsid="0033a756"/>
    </style:style>
    <style:style style:name="T27" style:family="text">
      <style:text-properties officeooo:rsid="0033a8f1"/>
    </style:style>
    <style:style style:name="T28" style:family="text">
      <style:text-properties officeooo:rsid="0036dfe9"/>
    </style:style>
    <style:style style:name="T29" style:family="text">
      <style:text-properties officeooo:rsid="0013eae9" fo:background-color="transparent" loext:char-shading-value="0"/>
    </style:style>
    <style:style style:name="T30" style:family="text">
      <style:text-properties officeooo:rsid="0036dfe9" fo:background-color="transparent" loext:char-shading-value="0"/>
    </style:style>
    <style:style style:name="T31" style:family="text">
      <style:text-properties fo:font-weight="normal" officeooo:rsid="00370bae" style:font-weight-asian="normal" style:font-weight-complex="normal"/>
    </style:style>
    <style:style style:name="T32" style:family="text">
      <style:text-properties officeooo:rsid="00370bae"/>
    </style:style>
    <style:style style:name="T33" style:family="text">
      <style:text-properties fo:font-weight="bold" officeooo:rsid="0036dfe9" style:font-weight-asian="bold" style:font-weight-complex="bold"/>
    </style:style>
    <style:style style:name="T34" style:family="text">
      <style:text-properties officeooo:rsid="0037c74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3758104836" text:style-name="L1">
        <text:list-item>
          <text:p text:style-name="P11"/>
          <text:list>
            <text:list-item>
              <text:p text:style-name="P7"><text:span text:style-name="T21">Such communication may be in order </text:span><text:span text:style-name="T18">to share application specific logic. </text:span><text:span text:style-name="T4">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3">.</text:span><text:span text:style-name="T4"> </text:span></text:p>
            </text:list-item>
            <text:list-item>
              <text:p text:style-name="P14">This communication can take place through the use of shared objects. <text:span text:style-name="T19">This may be through using a synchronization variable in order to share state between two threads.</text:span></text:p>
            </text:list-item>
            <text:list-item>
              <text:p text:style-name="P15">The problems that can result from inter-process communication are <text:span text:style-name="T17">dependent on the checks <text:s/>on the threads implemented by the programmer. If these checks are implemented poorly they may lead to </text:span><text:span text:style-name="T20">a </text:span><text:span text:style-name="T17">desired action never taking place, or that the desired action takes place too many times </text:span><text:span text:style-name="T20">(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8"><text:span text:style-name="T22">A critical region is an area in code or a variable that is shared between threads in a multi-threaded program. A process </text:span><text:span text:style-name="T6">can</text:span><text:span text:style-name="T8">not be interruted while in a critical section in order to protect the locks data structures</text:span></text:p>
          <text:p text:style-name="P16"><text:span text:style-name="T2">B</text:span><text:span text:style-name="T1">locking is done through condition variables. This is more efficient than polling. </text:span><text:span text:style-name="T5">A condition variable has three methods; wait() which releases the suspends the thread that called it and releases the lock. When the thread returns to execution the lock is re-aquired and execution of the thread proceeds. </text:span></text:p>
          <text:p text:style-name="P9"><text:span text:style-name="T5">Signal() which does something which </text:span><text:span text:style-name="T6">removes a thread from the condition variable’s waiting list, resumes execution, and gives lock it </text:span><text:span text:style-name="T7">that the thread that called signal just gave up</text:span><text:span text:style-name="T6">.</text:span><text:span text:style-name="T5"> </text:span><text:span text:style-name="T6">B</text:span><text:span text:style-name="T5">roadcast() </text:span><text:span text:style-name="T6">wakes up every thread that is waiting on the condition variable and resumes execution. </text:span><text:span text:style-name="T7">If every thread on the waiting list simply wants to read the data then they are allowed to proceed, but if one of the threads wants to write data and it is this thread that acquires the lock first then the rest of the threads have to wait. </text:span><text:span text:style-name="T23">(????? leselås/skrivelås er det en greie????)</text:span></text:p>
        </text:list-item>
        <text:list-item>
          <text:p text:style-name="P17">Polling is to repeatedly check the shared state to see if it has changed. this approach is inefficient: the waiting thread continually loops, or busy-waits, consuming processor cycles without making useful progress. Worse, busy-waiting can delay the scheduling of other threads — perhaps exactly the thread for which the looping thread is waiting.</text:p>
        </text:list-item>
        <text:list-item>
          <text:p text:style-name="P18"><text:soft-page-break/>A race condition is when a program has threads whose interleavin<text:span text:style-name="T16">g</text:span>s affect eachoter and which therefore has an effect on the execution of the program. A real world example may be roomates <text:span text:style-name="T14">taking care of a cat together. If the communication between them is not sufficient they may end up feeding the cat twice as often, or perhaps not at all. Here the behavior of one roomate depends on whether or not the other has fed the shared object (the cat), making this a race condition. </text:span><text:span text:style-name="T15">The cat-object cannot be trusted to be truthful about having been fed, so a separate communication is required.</text:span></text:p>
        </text:list-item>
        <text:list-item>
          <text:p text:style-name="P12">A spin lock is when a thread waiting to acquire a lock is stuck in a loop, doing nothing but continuously checking whether or not the lock can be acquired yet. <text:span text:style-name="T1">Spin locks are used </text:span><text:span text:style-name="T9">to ensure that no thread can enter a critical section while another thread has acquired a lock.</text:span></text:p>
        </text:list-item>
        <text:list-item>
          <text:p text:style-name="P10"><text:span text:style-name="T24">The problem with multi-threaded programs on multi-cored architecture is that o</text:span>perations by a thread on one processor are interleaved with operations by other threads on other processors.</text:p>
          <text:p text:style-name="P10">Every entry in a processor cache has a state, either exclusive or read-only. If any other processors have a cached copy of the data, it must be read-only everywhere. To modify a shared memory location, the processor must have an exclusive copy of the data; no other cache is allowed to have a copy. Otherwise, one processor could read an out-of-date value for some location that another processor has already updated. To read or write a location that is stored exclusive in some other cache, the processor needs to fetch the latest value from that cache. </text:p>
          <text:p text:style-name="P19">MCS locks are an implementation of the lock abstraction that woks best when there are a significant number of waiting threads, i.e the lock is the bottleneck. <text:span text:style-name="T25">Uses compare and swap, which tests the value of a memory location and swaps in a new value if the old value has not changed. This allows the lock to be passed more efficiently from one thread to another. </text:span></text:p>
          <text:p text:style-name="P19">RCU is an implementation of a reader writer lock optimized for the case when there are many more readers than writers. Overhead for readers is reduced at the cost of increased overhead for writers. <text:span text:style-name="T25">With many reader of a critical section the synchronization object can become a bottleneck because reading locks can only be acquired by one thread at a time. </text:span><text:span text:style-name="T26">Multiple concurrent read-only versions of the same critical section to be in progress at the same time as the update. When the critical section is updated, this change is published with a single, atomic memory write. When updates are published there may still be threads reading the old version of the critical section, when all the </text:span><text:span text:style-name="T27">threads that started before the grace period are finished with reading the critical section, the grace periods ends and the multiple states that were maintained during this period is unified into a single state with the updated values.</text:span></text:p>
        </text:list-item>
      </text:list>
      <text:h text:style-name="P5" text:outline-level="1">Deadlocks</text:h>
      <text:list xml:id="list4254865004" text:style-name="L2">
        <text:list-item>
          <text:p text:style-name="P20"><text:span text:style-name="T29">A deadlock is when two separate threads have both set locks, and each of them are trying to acquire the other thread’s lock. Neither thread can release their own lock because they cannot progress, so they have to wait indefinitely. Resource starvation is when a thread fails to make progress for an infinite amount of time. This means that a deadlock is a type of resource starvation. For example a writing thread might starve if reading threads are arriving frequently enough to give the writing thread no chance to acquire a writing lock. This example is not a deadlock, as there is </text:span><text:span text:style-name="T30">no wait while holding, which is recquired for deadlocks</text:span><text:span text:style-name="T29">.</text:span></text:p>
        </text:list-item>
        <text:list-item>
          <text:p text:style-name="P23"><text:soft-page-break/>The four necessary conditions are:</text:p>
          <text:list>
            <text:list-item>
              <text:p text:style-name="P24">Bounded resources</text:p>
              <text:list>
                <text:list-item>
                  <text:p text:style-name="P25">Not inherent as there can be an inifinite number of threads, <text:span text:style-name="T32">this is dependent on the program running and the hardware it runs on, not the operating system</text:span></text:p>
                </text:list-item>
              </text:list>
            </text:list-item>
            <text:list-item>
              <text:p text:style-name="P24">No preemption</text:p>
              <text:list>
                <text:list-item>
                  <text:p text:style-name="P22"><text:span text:style-name="T31">Inherent as while a operating system can de-schedule threads, it cannot change their state(???),. The thread can only be forced to quit by the program halting execution of the entire program ????</text:span><text:span text:style-name="T33"> </text:span></text:p>
                </text:list-item>
              </text:list>
            </text:list-item>
            <text:list-item>
              <text:p text:style-name="P24">Wait while holding<text:span text:style-name="T28"> </text:span></text:p>
              <text:list>
                <text:list-item>
                  <text:p text:style-name="P25">Inherent in an operating system due to how <text:span text:style-name="T32">thread execution is liniear, preventing further execution of a thread if it is blocked by a loop while waiting to acquire a thread</text:span></text:p>
                </text:list-item>
              </text:list>
            </text:list-item>
            <text:list-item>
              <text:p text:style-name="P24">Circular waiting</text:p>
              <text:list>
                <text:list-item>
                  <text:p text:style-name="P26">This is not inherent, as this has to do with the design of an individual program, if the program never recquires more than one thread to acquire more than one lock, then deadlocks cannot happen.</text:p>
                </text:list-item>
              </text:list>
            </text:list-item>
          </text:list>
        </text:list-item>
        <text:list-item>
          <text:p text:style-name="P27">The operating system can generate a graph with resources and thereads being nodes. The thread-nodes are connected by either a thread acquiring a resource or waiting for a resource. If this graph has a loop, there is a deadlock. <text:span text:style-name="T12">The information that the operating system has available is </text:span><text:span text:style-name="T11">the information it can read from each thread, i.e. the tcb and which resources it is waiting for, by reading the program counter and analyzing where it is in it’s execution.</text:span></text:p>
        </text:list-item>
      </text:list>
      <text:h text:style-name="P6" text:outline-level="1">Scheduling</text:h>
      <text:list xml:id="list908716865" text:style-name="L3">
        <text:list-item>
          <text:p text:style-name="P13">Uniprocessor scheduling</text:p>
          <text:list>
            <text:list-item>
              <text:p text:style-name="P21">First-in-first-out is optimal when the<text:span text:style-name="T13">re are few threads accessing the critical region so that average wait-time will be low, fifo will help keep this wait-time low</text:span></text:p>
            </text:list-item>
            <text:list-item>
              <text:p text:style-name="P13">a</text:p>
            </text:list-item>
          </text:list>
        </text:list-item>
        <text:list-item>
          <text:p text:style-name="P13">Multi-core scheduling</text:p>
          <text:list>
            <text:list-item>
              <text:p text:style-name="P13">a</text:p>
            </text:list-item>
            <text:list-item>
              <text:p text:style-name="P13">a</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5:31:27.790000000</meta:creation-date>
    <meta:generator>LibreOffice/6.4.5.2$Linux_X86_64 LibreOffice_project/40$Build-2</meta:generator>
    <dc:date>2020-10-26T20:16:42.309012293</dc:date>
    <meta:editing-duration>PT16H31M51S</meta:editing-duration>
    <meta:editing-cycles>10</meta:editing-cycles>
    <meta:document-statistic meta:table-count="0" meta:image-count="0" meta:object-count="0" meta:page-count="3" meta:paragraph-count="37" meta:word-count="1320" meta:character-count="7709" meta:non-whitespace-character-count="6443"/>
  </office:meta>
</office:document-meta>
</file>